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181" officeooo:paragraph-rsid="00021181"/>
    </style:style>
    <style:style style:name="P2" style:family="paragraph" style:parent-style-name="Standard">
      <style:text-properties fo:font-weight="bold" officeooo:rsid="00021181" officeooo:paragraph-rsid="00021181" style:font-weight-asian="bold" style:font-weight-complex="bold"/>
    </style:style>
    <style:style style:name="P3" style:family="paragraph" style:parent-style-name="Standard">
      <style:text-properties fo:font-weight="normal" officeooo:rsid="00021181" officeooo:paragraph-rsid="00021181" style:font-weight-asian="normal" style:font-weight-complex="normal"/>
    </style:style>
    <style:style style:name="T1" style:family="text">
      <style:text-properties officeooo:rsid="0004df49"/>
    </style:style>
    <style:style style:name="T2" style:family="text">
      <style:text-properties officeooo:rsid="000589dd"/>
    </style:style>
    <style:style style:name="T3" style:family="text">
      <style:text-properties officeooo:rsid="000749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: <text:span text:style-name="T1">7</text:span></text:p>
      <text:p text:style-name="P1">EXPERIMENT NAME: <text:span text:style-name="T1">CODE GENERATION</text:span></text:p>
      <text:p text:style-name="P1">NAME: KIRAN S BALIGA</text:p>
      <text:p text:style-name="P1">DATE: <text:span text:style-name="T2">1</text:span><text:span text:style-name="T3">0</text:span>-<text:span text:style-name="T2">11</text:span>-2022</text:p>
      <text:p text:style-name="P1"/>
      <text:p text:style-name="P2">PROGRAM</text:p>
      <text:p text:style-name="P1"/>
      <text:p text:style-name="P1">#include &lt;stdio.h&gt;</text:p>
      <text:p text:style-name="P1">#include &lt;string.h&gt;</text:p>
      <text:p text:style-name="P1">#include&lt;stdlib.h&gt;</text:p>
      <text:p text:style-name="P1">void main()</text:p>
      <text:p text:style-name="P1">{</text:p>
      <text:p text:style-name="P1"><text:s text:c="4"/>char code[10][30], str[20], opr[10];</text:p>
      <text:p text:style-name="P1"><text:s text:c="4"/>int i = 0,k=0;</text:p>
      <text:p text:style-name="P1"><text:s text:c="4"/>FILE *fp1,*fp2;</text:p>
      <text:p text:style-name="P1"><text:s text:c="4"/>fp1=fopen("input.txt","r");</text:p>
      <text:p text:style-name="P1"><text:s text:c="4"/>printf("file opened\n");</text:p>
      <text:p text:style-name="P1"><text:s text:c="4"/>fp2=fopen("result.txt","w");</text:p>
      <text:p text:style-name="P1"><text:s text:c="4"/>char op,fir[10],sec[10],res[10];</text:p>
      <text:p text:style-name="P1"><text:s text:c="4"/>while(!feof(fp1)){</text:p>
      <text:p text:style-name="P1"/>
      <text:p text:style-name="P1"><text:s text:c="4"/><text:tab/>fscanf(fp1,"%c%s%s%s\n",&amp;op,fir,sec,res);</text:p>
      <text:p text:style-name="P1"><text:s text:c="4"/><text:tab/>printf("%c %s %s %s\n",op,fir,sec,res);</text:p>
      <text:p text:style-name="P1"><text:s text:c="4"/></text:p>
      <text:p text:style-name="P1"><text:s text:c="4"/><text:tab/>switch (op){</text:p>
      <text:p text:style-name="P1"><text:tab/><text:tab/>case '+':</text:p>
      <text:p text:style-name="P1"><text:tab/><text:tab/> <text:s text:c="3"/><text:tab/>strcpy(opr, "ADD ");</text:p>
      <text:p text:style-name="P1"><text:tab/><text:tab/> <text:s text:c="3"/><text:tab/>i=0;</text:p>
      <text:p text:style-name="P1"><text:tab/><text:tab/> <text:s text:c="3"/><text:tab/>break;</text:p>
      <text:p text:style-name="P1"><text:tab/> <text:s text:c="3"/><text:tab/>case '-':</text:p>
      <text:p text:style-name="P1"><text:tab/><text:tab/><text:tab/>strcpy(opr, "SUB");</text:p>
      <text:p text:style-name="P1"><text:tab/><text:tab/><text:tab/>i=0;</text:p>
      <text:p text:style-name="P1"><text:tab/><text:tab/><text:tab/>break;</text:p>
      <text:p text:style-name="P1"><text:tab/><text:tab/>case '*':</text:p>
      <text:p text:style-name="P1"><text:tab/><text:tab/><text:tab/>strcpy(opr, "MUL ");</text:p>
      <text:p text:style-name="P1"><text:tab/><text:tab/><text:tab/>i=1;</text:p>
      <text:p text:style-name="P1"><text:tab/><text:tab/><text:tab/>break;</text:p>
      <text:p text:style-name="P1"><text:tab/><text:tab/>case '/' :</text:p>
      <text:p text:style-name="P1"><text:tab/><text:tab/> <text:s text:c="3"/><text:tab/>strcpy(opr, "DIV");</text:p>
      <text:p text:style-name="P1"><text:tab/><text:tab/><text:tab/>i=1;</text:p>
      <text:p text:style-name="P1"><text:tab/><text:tab/><text:tab/>break;</text:p>
      <text:p text:style-name="P1"><text:tab/> <text:s text:c="3"/>}</text:p>
      <text:p text:style-name="P1"><text:tab/> <text:s text:c="3"/>if(strlen(fir)==2)</text:p>
      <text:p text:style-name="P1"><text:s text:c="4"/><text:tab/> <text:s text:c="3"/>{<text:tab/>#include &lt;stdio.h&gt;</text:p>
      <text:p text:style-name="P1">#include &lt;string.h&gt;</text:p>
      <text:p text:style-name="P1">#include&lt;stdlib.h&gt;</text:p>
      <text:p text:style-name="P1">void main()</text:p>
      <text:p text:style-name="P1">{</text:p>
      <text:p text:style-name="P1"><text:s text:c="4"/>char code[10][30], str[20], opr[10];</text:p>
      <text:p text:style-name="P1"><text:s text:c="4"/>int i = 0,k=0;</text:p>
      <text:p text:style-name="P1"><text:s text:c="4"/>FILE *fp1,*fp2;</text:p>
      <text:p text:style-name="P1"><text:s text:c="4"/>fp1=fopen("input.txt","r");</text:p>
      <text:p text:style-name="P1"><text:soft-page-break/><text:s text:c="4"/>printf("file opened\n");</text:p>
      <text:p text:style-name="P1"><text:s text:c="4"/>fp2=fopen("result.txt","w");</text:p>
      <text:p text:style-name="P1"><text:s text:c="4"/>char op,fir[10],sec[10],res[10];</text:p>
      <text:p text:style-name="P1"><text:s text:c="4"/>while(!feof(fp1)){</text:p>
      <text:p text:style-name="P1"/>
      <text:p text:style-name="P1"><text:s text:c="4"/><text:tab/>fscanf(fp1,"%c%s%s%s\n",&amp;op,fir,sec,res);</text:p>
      <text:p text:style-name="P1"><text:s text:c="4"/><text:tab/>printf("%c %s %s %s\n",op,fir,sec,res);</text:p>
      <text:p text:style-name="P1"><text:s text:c="4"/></text:p>
      <text:p text:style-name="P1"><text:s text:c="4"/><text:tab/>switch (op){</text:p>
      <text:p text:style-name="P1"><text:tab/><text:tab/>case '+':</text:p>
      <text:p text:style-name="P1"><text:tab/><text:tab/> <text:s text:c="3"/><text:tab/>strcpy(opr, "ADD ");</text:p>
      <text:p text:style-name="P1"><text:tab/><text:tab/> <text:s text:c="3"/><text:tab/>i=0;</text:p>
      <text:p text:style-name="P1"><text:tab/><text:tab/> <text:s text:c="3"/><text:tab/>break;</text:p>
      <text:p text:style-name="P1"><text:tab/> <text:s text:c="3"/><text:tab/>case '-':</text:p>
      <text:p text:style-name="P1"><text:tab/><text:tab/><text:tab/>strcpy(opr, "SUB");</text:p>
      <text:p text:style-name="P1"><text:tab/><text:tab/><text:tab/>i=0;</text:p>
      <text:p text:style-name="P1"><text:tab/><text:tab/><text:tab/>break;</text:p>
      <text:p text:style-name="P1"><text:tab/><text:tab/>case '*':</text:p>
      <text:p text:style-name="P1"><text:tab/><text:tab/><text:tab/>strcpy(opr, "MUL ");</text:p>
      <text:p text:style-name="P1"><text:tab/><text:tab/><text:tab/>i=1;</text:p>
      <text:p text:style-name="P1"><text:tab/><text:tab/><text:tab/>break;</text:p>
      <text:p text:style-name="P1"><text:tab/><text:tab/>case '/' :</text:p>
      <text:p text:style-name="P1"><text:tab/><text:tab/> <text:s text:c="3"/><text:tab/>strcpy(opr, "DIV");</text:p>
      <text:p text:style-name="P1"><text:tab/><text:tab/><text:tab/>i=1;</text:p>
      <text:p text:style-name="P1"><text:tab/><text:tab/><text:tab/>break;</text:p>
      <text:p text:style-name="P1"><text:tab/> <text:s text:c="3"/>}</text:p>
      <text:p text:style-name="P1"><text:tab/> <text:s text:c="3"/>if(strlen(fir)==2)</text:p>
      <text:p text:style-name="P1"><text:s text:c="4"/><text:tab/> <text:s text:c="3"/>{<text:tab/></text:p>
      <text:p text:style-name="P1"><text:s text:c="4"/><text:tab/> <text:s text:c="3"/><text:tab/>if (fir[1]=='1')</text:p>
      <text:p text:style-name="P1"><text:s text:c="4"/><text:tab/> <text:s text:c="3"/><text:tab/><text:tab/>fprintf(fp2,"MOV AX,CH\n");</text:p>
      <text:p text:style-name="P1"><text:s text:c="4"/><text:tab/> <text:s text:c="3"/><text:tab/>else if (fir[1]=='2')</text:p>
      <text:p text:style-name="P1"><text:s text:c="4"/><text:tab/> <text:s text:c="3"/><text:tab/><text:tab/>fprintf(fp2,"MOV BX,CL\n");</text:p>
      <text:p text:style-name="P1"><text:s text:c="4"/><text:tab/> <text:s text:c="3"/><text:tab/>else if (fir[1]=='3')</text:p>
      <text:p text:style-name="P1"><text:s text:c="4"/><text:tab/> <text:s text:c="3"/><text:tab/><text:tab/>fprintf(fp2,"MOV CX,DH\n");</text:p>
      <text:p text:style-name="P1"><text:s text:c="4"/><text:tab/> <text:s text:c="3"/><text:tab/>else if (fir[1]=='4')</text:p>
      <text:p text:style-name="P1"><text:s text:c="4"/><text:tab/> <text:s text:c="3"/><text:tab/><text:tab/>fprintf(fp2,"MOV DX,DL\n");</text:p>
      <text:p text:style-name="P1"><text:s text:c="4"/><text:tab/> <text:s text:c="3"/>}</text:p>
      <text:p text:style-name="P1"><text:s text:c="4"/><text:tab/> <text:s text:c="3"/>else</text:p>
      <text:p text:style-name="P1"><text:s text:c="4"/><text:tab/> <text:s text:c="3"/>fprintf(fp2,"MOV AX,[%s]\n", fir);</text:p>
      <text:p text:style-name="P1"><text:s text:c="4"/><text:tab/> <text:s text:c="3"/>if(strlen(sec)==2)</text:p>
      <text:p text:style-name="P1"><text:s text:c="4"/><text:tab/> <text:s text:c="3"/>{<text:tab/></text:p>
      <text:p text:style-name="P1"><text:s text:c="4"/><text:tab/> <text:s text:c="3"/><text:tab/>if (sec[1]=='1')</text:p>
      <text:p text:style-name="P1"><text:s text:c="4"/><text:tab/> <text:s text:c="3"/><text:tab/><text:tab/>fprintf(fp2,"MOV BX,CH\n");</text:p>
      <text:p text:style-name="P1"><text:s text:c="4"/><text:tab/> <text:s text:c="3"/><text:tab/>else if (sec[1]=='2')</text:p>
      <text:p text:style-name="P1"><text:s text:c="4"/><text:tab/> <text:s text:c="3"/><text:tab/><text:tab/>fprintf(fp2,"MOV BX,CL\n");</text:p>
      <text:p text:style-name="P1"><text:s text:c="4"/><text:tab/> <text:s text:c="3"/><text:tab/>else if (sec[1]=='3')</text:p>
      <text:p text:style-name="P1"><text:s text:c="4"/><text:tab/> <text:s text:c="3"/><text:tab/><text:tab/>fprintf(fp2,"MOV BX,DH\n");</text:p>
      <text:p text:style-name="P1"><text:s text:c="4"/><text:tab/> <text:s text:c="3"/><text:tab/>else if (sec[1]=='4')</text:p>
      <text:p text:style-name="P1"><text:s text:c="4"/><text:tab/> <text:s text:c="3"/><text:tab/><text:tab/>fprintf(fp2,"MOV BX,DL\n");</text:p>
      <text:p text:style-name="P1"><text:s text:c="4"/><text:tab/> <text:s text:c="3"/>}</text:p>
      <text:p text:style-name="P1"><text:s text:c="4"/><text:tab/> <text:s text:c="3"/>else</text:p>
      <text:p text:style-name="P1"><text:s text:c="4"/><text:tab/> <text:s text:c="3"/><text:tab/>fprintf(fp2,"MOV BX,[%s]\n",sec);</text:p>
      <text:p text:style-name="P1"><text:soft-page-break/><text:s text:c="4"/><text:tab/> <text:s text:c="3"/>if (i==0)</text:p>
      <text:p text:style-name="P1"><text:tab/> <text:s text:c="3"/>fprintf(fp2,"%sAX,BX\n", opr);</text:p>
      <text:p text:style-name="P1"><text:tab/> <text:s text:c="3"/>else</text:p>
      <text:p text:style-name="P1"><text:tab/> <text:s text:c="3"/>fprintf(fp2,"%sBX\n", opr);</text:p>
      <text:p text:style-name="P1"><text:tab/> <text:s text:c="3"/>if(strlen(res)==2)</text:p>
      <text:p text:style-name="P1"><text:s text:c="4"/><text:tab/> <text:s text:c="3"/>{<text:tab/></text:p>
      <text:p text:style-name="P1"><text:s text:c="4"/><text:tab/> <text:s text:c="3"/><text:tab/>if (res[1]=='1')</text:p>
      <text:p text:style-name="P1"><text:s text:c="4"/><text:tab/> <text:s text:c="3"/><text:tab/><text:tab/>fprintf(fp2,"MOV CH,AX\n");</text:p>
      <text:p text:style-name="P1"><text:s text:c="4"/><text:tab/> <text:s text:c="3"/><text:tab/>else if (res[1]=='2')</text:p>
      <text:p text:style-name="P1"><text:s text:c="4"/><text:tab/> <text:s text:c="3"/><text:tab/><text:tab/>fprintf(fp2,"MOV CL,AX\n");</text:p>
      <text:p text:style-name="P1"><text:s text:c="4"/><text:tab/> <text:s text:c="3"/><text:tab/>else if (res[1]=='3')</text:p>
      <text:p text:style-name="P1"><text:s text:c="4"/><text:tab/> <text:s text:c="3"/><text:tab/><text:tab/>fprintf(fp2,"MOV DH,AX\n");</text:p>
      <text:p text:style-name="P1"><text:s text:c="4"/><text:tab/> <text:s text:c="3"/><text:tab/>else if (res[1]=='4')</text:p>
      <text:p text:style-name="P1"><text:s text:c="4"/><text:tab/> <text:s text:c="3"/><text:tab/><text:tab/>fprintf(fp2,"MOV DL,AX\n");</text:p>
      <text:p text:style-name="P1"><text:s text:c="4"/><text:tab/> <text:s text:c="3"/>}</text:p>
      <text:p text:style-name="P1"><text:s text:c="4"/><text:tab/> <text:s text:c="3"/></text:p>
      <text:p text:style-name="P1"><text:tab/> <text:s text:c="3"/>k++;</text:p>
      <text:p text:style-name="P1"><text:tab/> <text:s text:c="3"/></text:p>
      <text:p text:style-name="P1"><text:s text:c="4"/>}</text:p>
      <text:p text:style-name="P1">}</text:p>
      <text:p text:style-name="P1"><text:s text:c="4"/><text:tab/> <text:s text:c="3"/><text:tab/>if (fir[1]=='1')</text:p>
      <text:p text:style-name="P1"><text:s text:c="4"/><text:tab/> <text:s text:c="3"/><text:tab/><text:tab/>fprintf(fp2,"MOV AX,CH\n");</text:p>
      <text:p text:style-name="P1"><text:s text:c="4"/><text:tab/> <text:s text:c="3"/><text:tab/>else if (fir[1]=='2')</text:p>
      <text:p text:style-name="P1"><text:s text:c="4"/><text:tab/> <text:s text:c="3"/><text:tab/><text:tab/>fprintf(fp2,"MOV BX,CL\n");</text:p>
      <text:p text:style-name="P1"><text:s text:c="4"/><text:tab/> <text:s text:c="3"/><text:tab/>else if (fir[1]=='3')</text:p>
      <text:p text:style-name="P1"><text:s text:c="4"/><text:tab/> <text:s text:c="3"/><text:tab/><text:tab/>fprintf(fp2,"MOV CX,DH\n");</text:p>
      <text:p text:style-name="P1"><text:s text:c="4"/><text:tab/> <text:s text:c="3"/><text:tab/>else if (fir[1]=='4')</text:p>
      <text:p text:style-name="P1"><text:s text:c="4"/><text:tab/> <text:s text:c="3"/><text:tab/><text:tab/>fprintf(fp2,"MOV DX,DL\n");</text:p>
      <text:p text:style-name="P1"><text:s text:c="4"/><text:tab/> <text:s text:c="3"/>}</text:p>
      <text:p text:style-name="P1"><text:s text:c="4"/><text:tab/> <text:s text:c="3"/>else</text:p>
      <text:p text:style-name="P1"><text:s text:c="4"/><text:tab/> <text:s text:c="3"/><text:tab/>fprintf(fp2,"MOV AX,[%s]\n", fir);</text:p>
      <text:p text:style-name="P1"><text:s text:c="4"/><text:tab/> <text:s text:c="3"/>if(strlen(sec)==2)</text:p>
      <text:p text:style-name="P1"><text:s text:c="4"/><text:tab/> <text:s text:c="3"/>{<text:tab/></text:p>
      <text:p text:style-name="P1"><text:s text:c="4"/><text:tab/> <text:s text:c="3"/><text:tab/>if (sec[1]=='1')</text:p>
      <text:p text:style-name="P1"><text:s text:c="4"/><text:tab/> <text:s text:c="3"/><text:tab/><text:tab/>fprintf(fp2,"MOV BX,CH\n");</text:p>
      <text:p text:style-name="P1"><text:s text:c="4"/><text:tab/> <text:s text:c="3"/><text:tab/>else if (sec[1]=='2')</text:p>
      <text:p text:style-name="P1"><text:s text:c="4"/><text:tab/> <text:s text:c="3"/><text:tab/><text:tab/>fprintf(fp2,"MOV BX,CL\n");</text:p>
      <text:p text:style-name="P1"><text:s text:c="4"/><text:tab/> <text:s text:c="3"/><text:tab/>else if (sec[1]=='3')</text:p>
      <text:p text:style-name="P1"><text:s text:c="4"/><text:tab/> <text:s text:c="3"/><text:tab/><text:tab/>fprintf(fp2,"MOV BX,DH\n");</text:p>
      <text:p text:style-name="P1"><text:s text:c="4"/><text:tab/> <text:s text:c="3"/><text:tab/>else if (sec[1]=='4')</text:p>
      <text:p text:style-name="P1"><text:s text:c="4"/><text:tab/> <text:s text:c="3"/><text:tab/><text:tab/>fprintf(fp2,"MOV BX,DL\n");</text:p>
      <text:p text:style-name="P1"><text:s text:c="4"/><text:tab/> <text:s text:c="3"/>}</text:p>
      <text:p text:style-name="P1"><text:s text:c="4"/><text:tab/> <text:s text:c="3"/>else</text:p>
      <text:p text:style-name="P1"><text:s text:c="4"/><text:tab/> <text:s text:c="3"/><text:tab/>fprintf(fp2,"MOV BX,[%s]\n",sec);</text:p>
      <text:p text:style-name="P1"><text:s text:c="4"/><text:tab/> <text:s text:c="3"/>if (i==0)</text:p>
      <text:p text:style-name="P1"><text:tab/> <text:s text:c="3"/><text:tab/>fprintf(fp2,"%sAX,BX\n", opr);</text:p>
      <text:p text:style-name="P1"><text:tab/> <text:s text:c="3"/>else</text:p>
      <text:p text:style-name="P1"><text:tab/> <text:s text:c="3"/><text:tab/>fprintf(fp2,"%sBX\n", opr);</text:p>
      <text:p text:style-name="P1"><text:tab/> <text:s text:c="3"/>if(strlen(res)==2)</text:p>
      <text:p text:style-name="P1"><text:s text:c="4"/><text:tab/> <text:s text:c="3"/>{<text:tab/></text:p>
      <text:p text:style-name="P1"><text:s text:c="4"/><text:tab/> <text:s text:c="3"/><text:tab/>if (res[1]=='1')</text:p>
      <text:p text:style-name="P1"><text:s text:c="4"/><text:tab/> <text:s text:c="3"/><text:tab/><text:tab/>fprintf(fp2,"MOV CH,AX\n");</text:p>
      <text:p text:style-name="P1"><text:soft-page-break/><text:s text:c="4"/><text:tab/> <text:s text:c="3"/><text:tab/>else if (res[1]=='2')</text:p>
      <text:p text:style-name="P1"><text:s text:c="4"/><text:tab/> <text:s text:c="3"/><text:tab/><text:tab/>fprintf(fp2,"MOV CL,AX\n");</text:p>
      <text:p text:style-name="P1"><text:s text:c="4"/><text:tab/> <text:s text:c="3"/><text:tab/>else if (res[1]=='3')</text:p>
      <text:p text:style-name="P1"><text:s text:c="4"/><text:tab/> <text:s text:c="3"/><text:tab/><text:tab/>fprintf(fp2,"MOV DH,AX\n");</text:p>
      <text:p text:style-name="P1"><text:s text:c="4"/><text:tab/> <text:s text:c="3"/><text:tab/>else if (res[1]=='4')</text:p>
      <text:p text:style-name="P1"><text:s text:c="4"/><text:tab/> <text:s text:c="3"/><text:tab/><text:tab/>fprintf(fp2,"MOV DL,AX\n");</text:p>
      <text:p text:style-name="P1"><text:s text:c="4"/><text:tab/> <text:s text:c="3"/>}</text:p>
      <text:p text:style-name="P1"><text:s text:c="4"/><text:tab/> <text:s text:c="3"/></text:p>
      <text:p text:style-name="P1"><text:tab/> <text:s text:c="3"/>k++;</text:p>
      <text:p text:style-name="P1"><text:tab/> <text:s text:c="3"/></text:p>
      <text:p text:style-name="P1"><text:s text:c="4"/>}</text:p>
      <text:p text:style-name="P1">}</text:p>
      <text:p text:style-name="P1"/>
      <text:p text:style-name="P2">INPUT.TXT</text:p>
      <text:p text:style-name="P1"/>
      <text:p text:style-name="P1">*<text:tab/>b<text:tab/>c<text:tab/>t1</text:p>
      <text:p text:style-name="P1">+<text:tab/>a<text:tab/>t1<text:tab/>t2</text:p>
      <text:p text:style-name="P1"/>
      <text:p text:style-name="P2">OUTPUT</text:p>
      <text:p text:style-name="P2"/>
      <text:p text:style-name="P2"/>
      <text:p text:style-name="P3">MOV<text:tab/>AX,[b]</text:p>
      <text:p text:style-name="P3">MOV<text:tab/>BX,[c]</text:p>
      <text:p text:style-name="P3">MUL<text:tab/>BX</text:p>
      <text:p text:style-name="P3">MOV<text:tab/>CH,AX</text:p>
      <text:p text:style-name="P3">MOV<text:tab/>AX,[a]</text:p>
      <text:p text:style-name="P3">MOV<text:tab/>BX,CH</text:p>
      <text:p text:style-name="P3">ADD<text:tab/>AX,BX</text:p>
      <text:p text:style-name="P3">MOV<text:tab/>CL,A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27:19.494499186</meta:creation-date>
    <meta:print-date>2022-09-29T15:36:20.359301719</meta:print-date>
    <dc:date>2022-11-10T14:41:30.779932166</dc:date>
    <meta:editing-duration>PT4M45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4" meta:paragraph-count="176" meta:word-count="326" meta:character-count="3824" meta:non-whitespace-character-count="2602"/>
  </office:meta>
</office:document-meta>
</file>